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1050000032236745478.png"/>
  <manifest:file-entry manifest:media-type="image/png" manifest:full-path="Pictures/100000000000009C0000006F8024A9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e6e6ff" draw:fill="solid" draw:fill-color="#e6e6ff" draw:opacity="50%" draw:textarea-horizontal-align="center" draw:textarea-vertical-align="top" draw:shadow-opacity="50%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none" draw:textarea-horizontal-align="center" draw:textarea-vertical-align="top"/>
    </style:style>
    <style:style style:name="gr10" style:family="graphic" style:parent-style-name="standard">
      <style:graphic-properties draw:stroke="solid" svg:stroke-color="#000000" draw:fill="none" draw:fill-color="#ffff99" draw:textarea-horizontal-align="center" draw:textarea-vertical-align="middle"/>
    </style:style>
    <style:style style:name="gr11" style:family="graphic" style:parent-style-name="standard">
      <style:graphic-properties draw:stroke="solid" svg:stroke-width="0.2cm" svg:stroke-color="#000000" draw:marker-start-width="0.5cm" draw:marker-end-width="0.5cm" draw:fill="none" draw:fill-color="#e6e6ff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color="#000000" draw:fill="solid" draw:fill-color="#e6e6ff" draw:textarea-horizontal-align="center" draw:textarea-vertical-align="middle"/>
    </style:style>
    <style:style style:name="gr13" style:family="graphic" style:parent-style-name="standard">
      <style:graphic-properties draw:stroke="solid" svg:stroke-color="#000000" draw:fill="solid" draw:fill-color="#ffff99" draw:textarea-horizontal-align="center" draw:textarea-vertical-align="middle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31" draw:layer="layout" svg:width="17cm" svg:height="15cm" svg:x="1cm" svg:y="12.7cm">
          <text:p text:style-name="P1"><text:span text:style-name="T1">Расчётная часть</text:span></text:p>
        </draw:rect>
        <draw:rect draw:style-name="gr1" draw:text-style-name="P2" draw:id="id30" draw:layer="layout" svg:width="21.5cm" svg:height="48.5cm" svg:x="25.5cm" svg:y="9.5cm">
          <text:p text:style-name="P1"><text:span text:style-name="T1">СОИ</text:span></text:p>
        </draw:rect>
        <draw:rect draw:style-name="gr1" draw:text-style-name="P2" draw:layer="layout" svg:width="7cm" svg:height="10.3cm" svg:x="10.5cm" svg:y="1.2cm">
          <text:p text:style-name="P1"><text:span text:style-name="T1">Хранение данных</text:span></text:p>
        </draw:rect>
        <draw:rect draw:style-name="gr2" draw:text-style-name="P3" draw:layer="layout" svg:width="3cm" svg:height="2cm" svg:x="69.9cm" svg:y="47.2cm">
          <text:p text:style-name="P1"><text:span text:style-name="T2">ФБ-1</text:span></text:p>
          <text:p text:style-name="P1"><text:span text:style-name="T2">conventions</text:span></text:p>
        </draw:rect>
        <draw:rect draw:style-name="gr2" draw:text-style-name="P3" draw:id="id8" draw:layer="layout" svg:width="3cm" svg:height="2cm" svg:x="42.3cm" svg:y="13.1cm">
          <text:p text:style-name="P1"><text:span text:style-name="T2">ФБ-2</text:span></text:p>
          <text:p text:style-name="P1"><text:span text:style-name="T2">dailyplanpanel</text:span></text:p>
        </draw:rect>
        <draw:rect draw:style-name="gr2" draw:text-style-name="P3" draw:layer="layout" svg:width="3cm" svg:height="2cm" svg:x="73.4cm" svg:y="44.7cm">
          <text:p text:style-name="P1"><text:span text:style-name="T2">ФБ-3</text:span></text:p>
          <text:p text:style-name="P1"><text:span text:style-name="T2">debugids</text:span></text:p>
        </draw:rect>
        <draw:rect draw:style-name="gr2" draw:text-style-name="P3" draw:layer="layout" svg:width="3cm" svg:height="2cm" svg:x="57.6cm" svg:y="44.7cm">
          <text:p text:style-name="P1"><text:span text:style-name="T2">ФБ-4</text:span></text:p>
          <text:p text:style-name="P1"><text:span text:style-name="T2">editingprocesspanel</text:span></text:p>
        </draw:rect>
        <draw:rect draw:style-name="gr2" draw:text-style-name="P3" draw:id="id23" draw:layer="layout" svg:width="3cm" svg:height="2cm" svg:x="6.6cm" svg:y="14.199cm">
          <text:p text:style-name="P1"><text:span text:style-name="T2">ФБ-5</text:span></text:p>
          <text:p text:style-name="P1"><text:span text:style-name="T2">embeddedfilereading</text:span></text:p>
        </draw:rect>
        <draw:rect draw:style-name="gr2" draw:text-style-name="P3" draw:id="id9" draw:layer="layout" svg:width="3cm" svg:height="2cm" svg:x="42.2cm" svg:y="15.801cm">
          <text:p text:style-name="P1"><text:span text:style-name="T2">ФБ-6</text:span></text:p>
          <text:p text:style-name="P1"><text:span text:style-name="T2">estimatedcompletiontimespanel</text:span></text:p>
        </draw:rect>
        <draw:rect draw:style-name="gr2" draw:text-style-name="P3" draw:id="id19" draw:layer="layout" svg:width="3cm" svg:height="2cm" svg:x="12.5cm" svg:y="14.199cm">
          <text:p text:style-name="P1"><text:span text:style-name="T2">ФБ-7</text:span></text:p>
          <text:p text:style-name="P1"><text:span text:style-name="T2">export2tj3</text:span></text:p>
        </draw:rect>
        <draw:rect draw:style-name="gr2" draw:text-style-name="P3" draw:layer="layout" svg:width="3cm" svg:height="2cm" svg:x="76.9cm" svg:y="47.2cm">
          <text:p text:style-name="P1"><text:span text:style-name="T2">ФБ-8</text:span></text:p>
          <text:p text:style-name="P1"><text:span text:style-name="T2">injectorfactory</text:span></text:p>
        </draw:rect>
        <draw:rect draw:style-name="gr2" draw:text-style-name="P3" draw:layer="layout" svg:width="3cm" svg:height="2cm" svg:x="69.9cm" svg:y="44.7cm">
          <text:p text:style-name="P1"><text:span text:style-name="T2">ФБ-9</text:span></text:p>
          <text:p text:style-name="P1"><text:span text:style-name="T2">jruby</text:span></text:p>
        </draw:rect>
        <draw:rect draw:style-name="gr2" draw:text-style-name="P3" draw:layer="layout" svg:width="3cm" svg:height="2cm" svg:x="62.8cm" svg:y="44.7cm">
          <text:p text:style-name="P1"><text:span text:style-name="T2">ФБ-10</text:span></text:p>
          <text:p text:style-name="P1"><text:span text:style-name="T2">mainprocesseditingpanel</text:span></text:p>
        </draw:rect>
        <draw:rect draw:style-name="gr2" draw:text-style-name="P3" draw:id="id2" draw:layer="layout" svg:width="3cm" svg:height="2cm" svg:x="42.3cm" svg:y="10.4cm">
          <text:p text:style-name="P1"><text:span text:style-name="T2">ФБ-11</text:span></text:p>
          <text:p text:style-name="P1"><text:span text:style-name="T2">mainwindow</text:span></text:p>
        </draw:rect>
        <draw:rect draw:style-name="gr2" draw:text-style-name="P3" draw:layer="layout" svg:width="3cm" svg:height="2cm" svg:x="73.4cm" svg:y="47.2cm">
          <text:p text:style-name="P1"><text:span text:style-name="T2">ФБ-12</text:span></text:p>
          <text:p text:style-name="P1"><text:span text:style-name="T2">model</text:span></text:p>
        </draw:rect>
        <draw:rect draw:style-name="gr2" draw:text-style-name="P3" draw:id="id5" draw:layer="layout" svg:width="3cm" svg:height="2cm" svg:x="12.5cm" svg:y="8.5cm">
          <text:p text:style-name="P1"><text:span text:style-name="T2">ФБ-13</text:span></text:p>
          <text:p text:style-name="P1"><text:span text:style-name="T2">persistence</text:span></text:p>
        </draw:rect>
        <draw:rect draw:style-name="gr2" draw:text-style-name="P3" draw:id="id18" draw:layer="layout" svg:width="3cm" svg:height="2cm" svg:x="12.5cm" svg:y="24.199cm">
          <text:p text:style-name="P1"><text:span text:style-name="T2">ФБ-15</text:span></text:p>
          <text:p text:style-name="P1"><text:span text:style-name="T2">projectscheduler</text:span></text:p>
        </draw:rect>
        <draw:rect draw:style-name="gr2" draw:text-style-name="P3" draw:id="id11" draw:layer="layout" svg:width="3cm" svg:height="2cm" svg:x="42.3cm" svg:y="26.301cm">
          <text:p text:style-name="P1"><text:span text:style-name="T2">ФБ-16</text:span></text:p>
          <text:p text:style-name="P1"><text:span text:style-name="T2">schedulingpanel</text:span></text:p>
        </draw:rect>
        <draw:rect draw:style-name="gr2" draw:text-style-name="P3" draw:id="id20" draw:layer="layout" svg:width="3cm" svg:height="2cm" svg:x="6.6cm" svg:y="20.199cm">
          <text:p text:style-name="P1"><text:span text:style-name="T2">ФБ-17</text:span></text:p>
          <text:p text:style-name="P1"><text:span text:style-name="T2">tj3bookingsparser</text:span></text:p>
        </draw:rect>
        <draw:rect draw:style-name="gr2" draw:text-style-name="P3" draw:id="id22" draw:layer="layout" svg:width="3cm" svg:height="2cm" svg:x="6.6cm" svg:y="17.199cm">
          <text:p text:style-name="P1"><text:span text:style-name="T2">ФБ-18</text:span></text:p>
          <text:p text:style-name="P1"><text:span text:style-name="T2">tj3deadlinesparser</text:span></text:p>
        </draw:rect>
        <draw:rect draw:style-name="gr2" draw:text-style-name="P3" draw:layer="layout" svg:width="3cm" svg:height="2cm" svg:x="62.7cm" svg:y="50.6cm">
          <text:p text:style-name="P1"><text:span text:style-name="T2">ФБ-19</text:span></text:p>
          <text:p text:style-name="P1"><text:span text:style-name="T2">workerpanel</text:span></text:p>
        </draw:rect>
        <draw:rect draw:style-name="gr2" draw:text-style-name="P3" draw:layer="layout" svg:width="3cm" svg:height="2cm" svg:x="76.9cm" svg:y="44.7cm">
          <text:p text:style-name="P1"><text:span text:style-name="T2">ФБ-20</text:span></text:p>
          <text:p text:style-name="P1"><text:span text:style-name="T2">version</text:span></text:p>
        </draw:rect>
        <draw:rect draw:style-name="gr2" draw:text-style-name="P3" draw:layer="layout" svg:width="3cm" svg:height="2cm" svg:x="38.9cm" svg:y="49.1cm">
          <text:p text:style-name="P1"><text:span text:style-name="T2">ФБ-21</text:span></text:p>
          <text:p text:style-name="P1"><text:span text:style-name="T2">culture2lang</text:span></text:p>
        </draw:rect>
        <draw:rect draw:style-name="gr2" draw:text-style-name="P3" draw:id="id17" draw:layer="layout" svg:width="3cm" svg:height="2cm" svg:x="42.3cm" svg:y="49.102cm">
          <text:p text:style-name="P1"><text:span text:style-name="T2">ФБ-22</text:span></text:p>
          <text:p text:style-name="P1"><text:span text:style-name="T2">entrywindow</text:span></text:p>
        </draw:rect>
        <draw:rect draw:style-name="gr2" draw:text-style-name="P3" draw:layer="layout" svg:width="3cm" svg:height="2cm" svg:x="35.3cm" svg:y="49.1cm">
          <text:p text:style-name="P1"><text:span text:style-name="T2">ФБ-23</text:span></text:p>
          <text:p text:style-name="P1"><text:span text:style-name="T2">parameterdatareader</text:span></text:p>
        </draw:rect>
        <draw:rect draw:style-name="gr2" draw:text-style-name="P3" draw:layer="layout" svg:width="3cm" svg:height="2cm" svg:x="31.6cm" svg:y="49.1cm">
          <text:p text:style-name="P1"><text:span text:style-name="T2">ФБ-24</text:span></text:p>
          <text:p text:style-name="P1"><text:span text:style-name="T2">openid</text:span></text:p>
        </draw:rect>
        <draw:rect draw:style-name="gr2" draw:text-style-name="P3" draw:id="id13" draw:layer="layout" svg:width="3cm" svg:height="2cm" svg:x="42.3cm" svg:y="32.101cm">
          <text:p text:style-name="P1"><text:span text:style-name="T2">ФБ-25</text:span></text:p>
          <text:p text:style-name="P1"><text:span text:style-name="T2">centraleditingpanel</text:span></text:p>
        </draw:rect>
        <draw:rect draw:style-name="gr2" draw:text-style-name="P3" draw:id="id12" draw:layer="layout" svg:width="3cm" svg:height="2cm" svg:x="42.5cm" svg:y="53.5cm">
          <text:p text:style-name="P1"><text:span text:style-name="T2">ФБ-26</text:span></text:p>
          <text:p text:style-name="P1"><text:span text:style-name="T2">dependenciesediting</text:span></text:p>
          <text:p text:style-name="P1"><text:span text:style-name="T2">window</text:span></text:p>
        </draw:rect>
        <draw:rect draw:style-name="gr2" draw:text-style-name="P3" draw:layer="layout" svg:width="3cm" svg:height="2cm" svg:x="62.8cm" svg:y="47.7cm">
          <text:p text:style-name="P1"><text:span text:style-name="T2">ФБ-27</text:span></text:p>
          <text:p text:style-name="P1"><text:span text:style-name="T2">graphdemopanel</text:span></text:p>
        </draw:rect>
        <draw:rect draw:style-name="gr2" draw:text-style-name="P3" draw:id="id16" draw:layer="layout" svg:width="3cm" svg:height="2cm" svg:x="42.4cm" svg:y="46.202cm">
          <text:p text:style-name="P1"><text:span text:style-name="T2">ФБ-28</text:span></text:p>
          <text:p text:style-name="P1"><text:span text:style-name="T2">taskeditingpanel</text:span></text:p>
        </draw:rect>
        <draw:rect draw:style-name="gr2" draw:text-style-name="P3" draw:id="id15" draw:layer="layout" svg:width="3cm" svg:height="2cm" svg:x="42.3cm" svg:y="42.502cm">
          <text:p text:style-name="P1"><text:span text:style-name="T2">ФБ-29</text:span></text:p>
          <text:p text:style-name="P1"><text:span text:style-name="T2">eventeditingpanel</text:span></text:p>
        </draw:rect>
        <draw:rect draw:style-name="gr2" draw:text-style-name="P3" draw:id="id14" draw:layer="layout" svg:width="3cm" svg:height="2cm" svg:x="42.2cm" svg:y="38.601cm">
          <text:p text:style-name="P1"><text:span text:style-name="T2">ФБ-30</text:span></text:p>
          <text:p text:style-name="P1"><text:span text:style-name="T2">milestoneeditingpanel</text:span></text:p>
        </draw:rect>
        <draw:rect draw:style-name="gr2" draw:text-style-name="P3" draw:id="id10" draw:layer="layout" svg:width="3cm" svg:height="2cm" svg:x="42.2cm" svg:y="21.201cm">
          <text:p text:style-name="P1"><text:span text:style-name="T2">ФБ-31</text:span></text:p>
          <text:p text:style-name="P1"><text:span text:style-name="T2">projectnetworkgraphpanel</text:span></text:p>
        </draw:rect>
        <draw:rect draw:style-name="gr2" draw:text-style-name="P3" draw:layer="layout" svg:width="3cm" svg:height="2cm" svg:x="37.5cm" svg:y="23cm">
          <text:p text:style-name="P1"><text:span text:style-name="T2">ФБ-32</text:span></text:p>
          <text:p text:style-name="P1"><text:span text:style-name="T2">graph2resource</text:span></text:p>
        </draw:rect>
        <draw:rect draw:style-name="gr2" draw:text-style-name="P3" draw:id="id3" draw:layer="layout" svg:width="3cm" svg:height="2cm" svg:x="38.2cm" svg:y="10.4cm">
          <text:p text:style-name="P1"><text:span text:style-name="T2">ФБ-33</text:span></text:p>
          <text:p text:style-name="P1"><text:span text:style-name="T2">mainwindowcontroller</text:span></text:p>
        </draw:rect>
        <draw:custom-shape draw:style-name="gr3" draw:text-style-name="P4" draw:id="id7" draw:layer="layout" svg:width="3cm" svg:height="2.5cm" svg:x="12.5cm" svg:y="3cm">
          <text:p text:style-name="P1"><text:span text:style-name="T3">СУБД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style-name="gr4" draw:text-style-name="P5" draw:id="id6" draw:layer="layout" svg:width="4cm" svg:height="1cm" svg:x="12cm" svg:y="6.5cm">
          <text:p text:style-name="P1"><text:span text:style-name="T4">Hibernate</text:span></text:p>
        </draw:rect>
        <draw:line draw:style-name="gr5" draw:text-style-name="P1" draw:layer="layout" svg:x1="56.5cm" svg:y1="24.036cm" svg:x2="59cm" svg:y2="24.036cm">
          <text:p/>
        </draw:line>
        <draw:frame draw:style-name="gr6" draw:layer="layout" svg:width="12.199cm" svg:height="0.963cm" svg:x="59.5cm" svg:y="23.536cm">
          <draw:text-box>
            <text:p>Управляющая связь (вызов метода run)</text:p>
          </draw:text-box>
        </draw:frame>
        <draw:rect draw:style-name="gr7" draw:text-style-name="P1" draw:id="id1" draw:layer="layout" svg:width="4.5cm" svg:height="1.5cm" svg:x="50.4cm" svg:y="30.1cm">
          <text:p text:style-name="P1">Пользователь</text:p>
        </draw:rect>
        <draw:connector draw:style-name="gr5" draw:text-style-name="P1" draw:layer="layout" draw:type="line" svg:x1="50.4cm" svg:y1="30.85cm" svg:x2="45.3cm" svg:y2="11.4cm" draw:start-shape="id1" draw:end-shape="id2" svg:d="m50400 30850-5100-19450">
          <text:p/>
        </draw:connector>
        <draw:connector draw:style-name="gr5" draw:text-style-name="P1" draw:layer="layout" draw:type="line" svg:x1="42.3cm" svg:y1="11.4cm" svg:x2="41cm" svg:y2="11.4cm" draw:start-shape="id2" svg:d="m42300 11400h-1300">
          <text:p/>
        </draw:connector>
        <draw:rect draw:style-name="gr2" draw:text-style-name="P3" draw:id="id4" draw:layer="layout" svg:width="3cm" svg:height="2cm" svg:x="31.3cm" svg:y="10.4cm">
          <text:p text:style-name="P1"><text:span text:style-name="T2">ФБ-34</text:span></text:p>
          <text:p text:style-name="P1"><text:span text:style-name="T2">xmlserialization</text:span></text:p>
        </draw:rect>
        <draw:connector draw:style-name="gr5" draw:text-style-name="P1" draw:layer="layout" draw:type="line" svg:x1="38.2cm" svg:y1="11.4cm" svg:x2="34.3cm" svg:y2="11.4cm" draw:start-shape="id3" draw:start-glue-point="3" draw:end-shape="id4" draw:end-glue-point="1" svg:d="m38200 11400h-3900">
          <text:p/>
        </draw:connector>
        <draw:connector draw:style-name="gr5" draw:text-style-name="P1" draw:layer="layout" draw:type="line" svg:x1="14cm" svg:y1="8.5cm" svg:x2="14cm" svg:y2="7.5cm" draw:start-shape="id5" draw:start-glue-point="0" draw:end-shape="id6" draw:end-glue-point="2" svg:d="m14000 8500v-1000">
          <text:p/>
        </draw:connector>
        <draw:connector draw:style-name="gr5" draw:text-style-name="P1" draw:layer="layout" draw:type="lines" svg:x1="14cm" svg:y1="6.5cm" svg:x2="14cm" svg:y2="5.5cm" draw:start-shape="id6" draw:start-glue-point="0" draw:end-shape="id7" draw:end-glue-point="7" svg:d="m14000 6500v-501 3-502">
          <text:p/>
        </draw:connector>
        <draw:frame draw:style-name="gr8" draw:text-style-name="P1" draw:layer="layout" svg:width="4.128cm" svg:height="2.937cm" svg:x="78.972cm" svg:y="1cm">
          <draw:image xlink:href="Pictures/100000000000009C0000006F8024A90F.png" xlink:type="simple" xlink:show="embed" xlink:actuate="onLoad">
            <text:p/>
          </draw:image>
        </draw:frame>
        <draw:rect draw:style-name="gr9" draw:text-style-name="P6" draw:layer="layout" svg:width="27.5cm" svg:height="35cm" svg:x="55.6cm" svg:y="7.5cm">
          <text:p text:style-name="P1"><text:span text:style-name="T5">Легенда</text:span></text:p>
        </draw:rect>
        <draw:rect draw:style-name="gr9" draw:text-style-name="P6" draw:layer="layout" svg:width="12.6cm" svg:height="11.2cm" svg:x="55.7cm" svg:y="43cm">
          <text:p text:style-name="P1"><text:span text:style-name="T5">Сняты с вооружения</text:span></text:p>
        </draw:rect>
        <draw:rect draw:style-name="gr9" draw:text-style-name="P6" draw:layer="layout" svg:width="12cm" svg:height="8.8cm" svg:x="69.4cm" svg:y="43.2cm">
          <text:p text:style-name="P1"><text:span text:style-name="T5">Инфраструктурные ФБ</text:span></text:p>
        </draw:rect>
        <draw:connector draw:style-name="gr5" draw:text-style-name="P1" draw:layer="layout" draw:type="lines" svg:x1="50.4cm" svg:y1="30.85cm" svg:x2="45.3cm" svg:y2="14.1cm" draw:start-shape="id1" draw:end-shape="id8" svg:d="m50400 30850h-501l-4098-16750h-501">
          <text:p/>
        </draw:connector>
        <draw:connector draw:style-name="gr5" draw:text-style-name="P1" draw:layer="layout" draw:type="lines" svg:x1="50.4cm" svg:y1="30.85cm" svg:x2="45.2cm" svg:y2="16.801cm" draw:start-shape="id1" draw:end-shape="id9" svg:d="m50400 30850h-501l-2787-14049h-1912">
          <text:p/>
        </draw:connector>
        <draw:connector draw:style-name="gr5" draw:text-style-name="P1" draw:layer="layout" draw:type="lines" svg:x1="50.4cm" svg:y1="30.85cm" svg:x2="45.2cm" svg:y2="22.201cm" draw:start-shape="id1" draw:start-glue-point="3" draw:end-shape="id10" svg:d="m50400 30850h-501l-3305-8649h-1394">
          <text:p/>
        </draw:connector>
        <draw:connector draw:style-name="gr5" draw:text-style-name="P1" draw:layer="layout" draw:type="lines" svg:x1="50.4cm" svg:y1="30.85cm" svg:x2="45.3cm" svg:y2="27.301cm" draw:start-shape="id1" draw:start-glue-point="3" draw:end-shape="id11" svg:d="m50400 30850h-501l-4098-3549h-501">
          <text:p/>
        </draw:connector>
        <draw:connector draw:style-name="gr5" draw:text-style-name="P1" draw:layer="layout" draw:type="lines" svg:x1="50.4cm" svg:y1="30.85cm" svg:x2="45.5cm" svg:y2="54.5cm" draw:start-shape="id1" draw:start-glue-point="3" draw:end-shape="id12" draw:end-glue-point="1" svg:d="m50400 30850h-501l-3499 23650h-900">
          <text:p/>
        </draw:connector>
        <draw:connector draw:style-name="gr5" draw:text-style-name="P1" draw:layer="layout" draw:type="lines" svg:x1="50.4cm" svg:y1="30.85cm" svg:x2="45.3cm" svg:y2="33.101cm" draw:start-shape="id1" draw:start-glue-point="3" draw:end-shape="id13" draw:end-glue-point="1" svg:d="m50400 30850h-501l-3862 2251h-737">
          <text:p/>
        </draw:connector>
        <draw:connector draw:style-name="gr5" draw:text-style-name="P1" draw:layer="layout" draw:type="lines" svg:x1="50.4cm" svg:y1="30.85cm" svg:x2="45.2cm" svg:y2="39.601cm" draw:start-shape="id1" draw:start-glue-point="3" draw:end-shape="id14" draw:end-glue-point="1" svg:d="m50400 30850h-501l-3696 8751h-1003">
          <text:p/>
        </draw:connector>
        <draw:connector draw:style-name="gr5" draw:text-style-name="P1" draw:layer="layout" draw:type="lines" svg:x1="50.4cm" svg:y1="30.85cm" svg:x2="45.3cm" svg:y2="43.502cm" draw:start-shape="id1" draw:start-glue-point="3" draw:end-shape="id15" draw:end-glue-point="1" svg:d="m50400 30850h-501l-3979 12652h-620">
          <text:p/>
        </draw:connector>
        <draw:connector draw:style-name="gr5" draw:text-style-name="P1" draw:layer="layout" draw:type="lines" svg:x1="50.4cm" svg:y1="30.85cm" svg:x2="45.4cm" svg:y2="47.202cm" draw:start-shape="id1" draw:start-glue-point="3" draw:end-shape="id16" svg:d="m50400 30850h-501l-3998 16352h-501">
          <text:p/>
        </draw:connector>
        <draw:connector draw:style-name="gr5" draw:text-style-name="P1" draw:layer="layout" draw:type="lines" svg:x1="50.4cm" svg:y1="30.85cm" svg:x2="45.3cm" svg:y2="50.102cm" draw:start-shape="id1" draw:start-glue-point="3" draw:end-shape="id17" draw:end-glue-point="1" svg:d="m50400 30850h-501l-4098 19252h-501">
          <text:p/>
        </draw:connector>
        <draw:rect draw:style-name="gr4" draw:text-style-name="P5" draw:id="id21" draw:layer="layout" svg:width="4cm" svg:height="1cm" svg:x="2.2cm" svg:y="24.699cm">
          <text:p text:style-name="P1"><text:span text:style-name="T4">TaskJuggler III</text:span></text:p>
        </draw:rect>
        <draw:connector draw:style-name="gr5" draw:text-style-name="P1" draw:layer="layout" draw:type="line" svg:x1="14cm" svg:y1="24.199cm" svg:x2="14cm" svg:y2="16.199cm" draw:start-shape="id18" draw:start-glue-point="0" draw:end-shape="id19" draw:end-glue-point="2" svg:d="m14000 24199v-8000">
          <text:p/>
        </draw:connector>
        <draw:connector draw:style-name="gr5" draw:text-style-name="P1" draw:layer="layout" svg:x1="14cm" svg:y1="24.199cm" svg:x2="9.6cm" svg:y2="21.199cm" draw:start-shape="id18" draw:start-glue-point="0" draw:end-shape="id20" draw:end-glue-point="1" svg:d="m14000 24199v-3000h-4400">
          <text:p/>
        </draw:connector>
        <draw:connector draw:style-name="gr5" draw:text-style-name="P1" draw:layer="layout" svg:x1="12.5cm" svg:y1="25.199cm" svg:x2="6.2cm" svg:y2="25.199cm" draw:start-shape="id18" draw:end-shape="id21" svg:d="m12500 25199h-6300">
          <text:p/>
        </draw:connector>
        <draw:connector draw:style-name="gr5" draw:text-style-name="P1" draw:layer="layout" svg:x1="15.5cm" svg:y1="25.199cm" svg:x2="9.6cm" svg:y2="18.199cm" draw:start-shape="id18" draw:start-glue-point="1" draw:end-shape="id22" draw:end-glue-point="1" svg:d="m15500 25199h550v-7000h-6450">
          <text:p/>
        </draw:connector>
        <draw:connector draw:style-name="gr5" draw:text-style-name="P1" draw:layer="layout" svg:x1="12.5cm" svg:y1="15.199cm" svg:x2="9.6cm" svg:y2="15.199cm" draw:start-shape="id19" draw:end-shape="id23" svg:d="m12500 15199h-2900">
          <text:p/>
        </draw:connector>
        <draw:frame draw:style-name="gr6" draw:layer="layout" svg:width="15.615cm" svg:height="0.963cm" svg:x="56.385cm" svg:y="21.6cm">
          <draw:text-box>
            <text:p>СОИ – Система отображения и ввода информации</text:p>
          </draw:text-box>
        </draw:frame>
        <draw:rect draw:style-name="gr1" draw:text-style-name="P2" draw:layer="layout" svg:width="7.5cm" svg:height="6.5cm" svg:x="56.5cm" svg:y="14.1cm">
          <text:p text:style-name="P1"><text:span text:style-name="T1">Система</text:span></text:p>
        </draw:rect>
        <draw:rect draw:style-name="gr10" draw:text-style-name="P1" draw:id="id26" draw:layer="layout" svg:width="5cm" svg:height="2.5cm" svg:x="65.5cm" svg:y="15.4cm">
          <text:p text:style-name="P1">Модуль</text:p>
        </draw:rect>
        <draw:rect draw:style-name="gr11" draw:text-style-name="P1" draw:id="id24" draw:layer="layout" svg:width="5cm" svg:height="2.5cm" svg:x="65.5cm" svg:y="8.7cm">
          <text:p text:style-name="P1">Комплекс</text:p>
        </draw:rect>
        <draw:connector draw:style-name="gr12" draw:text-style-name="P1" draw:layer="layout" svg:x1="68cm" svg:y1="11.2cm" svg:x2="68cm" svg:y2="12.2cm" draw:start-shape="id24" draw:start-glue-point="2" draw:end-shape="id25" draw:end-glue-point="0" svg:d="m68000 11200v1000">
          <text:p/>
        </draw:connector>
        <draw:connector draw:style-name="gr12" draw:text-style-name="P1" draw:layer="layout" svg:x1="68cm" svg:y1="14.7cm" svg:x2="68cm" svg:y2="15.4cm" draw:start-shape="id25" draw:start-glue-point="2" draw:end-shape="id26" svg:d="m68000 14700v700">
          <text:p/>
        </draw:connector>
        <draw:rect draw:style-name="gr1" draw:text-style-name="P2" draw:id="id25" draw:layer="layout" svg:width="5cm" svg:height="2.5cm" svg:x="65.5cm" svg:y="12.2cm">
          <text:p text:style-name="P1"><text:span text:style-name="T1">Система</text:span></text:p>
        </draw:rect>
        <draw:connector draw:style-name="gr5" draw:text-style-name="P1" draw:layer="layout" svg:x1="42.3cm" svg:y1="27.301cm" svg:x2="14cm" svg:y2="26.199cm" draw:start-shape="id11" draw:start-glue-point="3" draw:end-shape="id18" draw:end-glue-point="2" svg:d="m42300 27301h-28300v-1102">
          <text:p/>
        </draw:connector>
        <draw:rect draw:style-name="gr2" draw:text-style-name="P3" draw:id="id27" draw:layer="layout" svg:width="3cm" svg:height="2cm" svg:x="37.5cm" svg:y="29.6cm">
          <text:p text:style-name="P1"><text:span text:style-name="T2">ФБ-35</text:span></text:p>
          <text:p text:style-name="P1"><text:span text:style-name="T2">centraleditingpanelcontroller</text:span></text:p>
        </draw:rect>
        <draw:rect draw:style-name="gr13" draw:text-style-name="P1" draw:layer="layout" svg:width="5cm" svg:height="2.5cm" svg:x="65.5cm" svg:y="18.5cm">
          <text:p text:style-name="P1">ФБ-...<text:line-break/>Функциональный </text:p>
          <text:p text:style-name="P1">блок</text:p>
        </draw:rect>
        <draw:rect draw:style-name="gr2" draw:text-style-name="P3" draw:id="id28" draw:layer="layout" svg:width="3cm" svg:height="2cm" svg:x="37.5cm" svg:y="32.1cm">
          <text:p text:style-name="P1"><text:span text:style-name="T2">ФБ-41</text:span></text:p>
          <text:p text:style-name="P1"><text:span text:style-name="T2">projecttreemodel</text:span></text:p>
        </draw:rect>
        <draw:rect draw:style-name="gr2" draw:text-style-name="P3" draw:id="id29" draw:layer="layout" svg:width="3cm" svg:height="2cm" svg:x="37.5cm" svg:y="34.6cm">
          <text:p text:style-name="P1"><text:span text:style-name="T2">ФБ-46</text:span></text:p>
          <text:p text:style-name="P1"><text:span text:style-name="T2">centraleditingpanelbuttonstate</text:span></text:p>
        </draw:rect>
        <draw:custom-shape draw:style-name="gr14" draw:text-style-name="P3" draw:layer="layout" svg:width="30.5cm" svg:height="3cm" draw:transform="rotate (1.5707963267946) translate (26.2cm 57.5cm)">
          <text:p text:style-name="P1"><text:span text:style-name="T2">ФБ-45</text:span></text:p>
          <text:p text:style-name="P1"><text:span text:style-name="T2">Магистральное соединение</text:span></text:p>
          <text:p text:style-name="P1"><text:span text:style-name="T2">webguibus</text:span></text:p>
          <draw:enhanced-geometry svg:viewBox="0 0 21600 21600" draw:text-areas="?f5 ?f1 ?f6 ?f3" draw:type="left-right-arrow" draw:modifiers="1020.72439078587 5462.9790069976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9cm" svg:height="1cm" svg:x="28.5cm" svg:y="30cm">
          <text:p/>
          <draw:enhanced-geometry svg:viewBox="0 0 21600 21600" draw:text-areas="?f5 ?f1 ?f6 ?f3" draw:type="left-right-arrow" draw:modifiers="3251.87830309956 6214.585414585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" draw:text-style-name="P1" draw:layer="layout" draw:type="line" svg:x1="42.3cm" svg:y1="33.101cm" svg:x2="40.5cm" svg:y2="30.6cm" draw:start-shape="id13" draw:end-shape="id27" svg:d="m42300 33101-1800-2501">
          <text:p/>
        </draw:connector>
        <draw:connector draw:style-name="gr5" draw:text-style-name="P1" draw:layer="layout" draw:type="line" svg:x1="42.3cm" svg:y1="33.101cm" svg:x2="40.5cm" svg:y2="33.1cm" draw:start-shape="id13" draw:start-glue-point="3" draw:end-shape="id28" svg:d="m42300 33101-1800-1">
          <text:p/>
        </draw:connector>
        <draw:connector draw:style-name="gr5" draw:text-style-name="P1" draw:layer="layout" draw:type="line" svg:x1="42.3cm" svg:y1="33.101cm" svg:x2="40.5cm" svg:y2="35.6cm" draw:start-shape="id13" draw:start-glue-point="3" draw:end-shape="id29" svg:d="m42300 33101-1800 2499">
          <text:p/>
        </draw:connector>
        <draw:connector draw:style-name="gr5" draw:text-style-name="P1" draw:layer="layout" svg:x1="39cm" svg:y1="29.6cm" svg:x2="43.8cm" svg:y2="32.101cm" draw:start-shape="id27" draw:start-glue-point="0" draw:end-shape="id13" draw:end-glue-point="0" svg:d="m39000 29600v-501h4800v3002">
          <text:p/>
        </draw:connector>
        <draw:connector draw:style-name="gr16" draw:text-style-name="P1" draw:layer="layout" svg:x1="15.5cm" svg:y1="9.5cm" svg:x2="36.25cm" svg:y2="9.5cm" draw:start-shape="id5" draw:start-glue-point="1" draw:end-shape="id30" draw:end-glue-point="0" svg:d="m15500 9500h5000v-501h15750v501">
          <text:p/>
        </draw:connector>
        <draw:connector draw:style-name="gr16" draw:text-style-name="P1" draw:layer="layout" svg:x1="9.5cm" svg:y1="12.7cm" svg:x2="12.5cm" svg:y2="9.5cm" draw:start-shape="id31" draw:end-shape="id5" draw:end-glue-point="3" svg:d="m9500 12700v-3200h3000">
          <text:p/>
        </draw:connector>
        <draw:rect draw:style-name="gr2" draw:text-style-name="P3" draw:id="id32" draw:layer="layout" svg:width="3cm" svg:height="2cm" svg:x="37.7cm" svg:y="53.5cm">
          <text:p text:style-name="P1"><text:span text:style-name="T2">ФБ-36</text:span></text:p>
          <text:p text:style-name="P1"><text:span text:style-name="T2">dependenciesediting</text:span></text:p>
          <text:p text:style-name="P1"><text:span text:style-name="T2">windowcontroller</text:span></text:p>
        </draw:rect>
        <draw:rect draw:style-name="gr17" draw:text-style-name="P1" draw:layer="layout" svg:width="9cm" svg:height="4cm" svg:x="37cm" svg:y="52.5cm">
          <text:p/>
        </draw:rect>
        <draw:rect draw:style-name="gr17" draw:text-style-name="P1" draw:layer="layout" svg:width="9cm" svg:height="8.5cm" svg:x="37cm" svg:y="28.5cm">
          <text:p/>
        </draw:rect>
        <draw:connector draw:style-name="gr5" draw:text-style-name="P1" draw:layer="layout" draw:type="line" svg:x1="42.5cm" svg:y1="54.5cm" svg:x2="40.7cm" svg:y2="54.5cm" draw:start-shape="id12" draw:end-shape="id32" svg:d="m42500 54500h-1800">
          <text:p/>
        </draw:connector>
        <draw:connector draw:style-name="gr5" draw:text-style-name="P1" draw:layer="layout" draw:line-skew="0.001cm" svg:x1="39.2cm" svg:y1="53.5cm" svg:x2="44cm" svg:y2="53.5cm" draw:start-shape="id32" draw:start-glue-point="0" draw:end-shape="id12" draw:end-glue-point="0" svg:d="m39200 53500v-500h4800v500">
          <text:p/>
        </draw:connector>
        <draw:rect draw:style-name="gr2" draw:text-style-name="P3" draw:id="id33" draw:layer="layout" svg:width="3cm" svg:height="2cm" svg:x="37.5cm" svg:y="38.601cm">
          <text:p text:style-name="P1"><text:span text:style-name="T2">ФБ-38</text:span></text:p>
          <text:p text:style-name="P1"><text:span text:style-name="T2">milestoneeditingpanel</text:span></text:p>
          <text:p text:style-name="P1"><text:span text:style-name="T2">controller</text:span></text:p>
        </draw:rect>
        <draw:rect draw:style-name="gr17" draw:text-style-name="P1" draw:layer="layout" svg:width="9cm" svg:height="3.5cm" svg:x="37cm" svg:y="37.5cm">
          <text:p/>
        </draw:rect>
        <draw:frame draw:style-name="gr8" draw:text-style-name="P1" draw:layer="layout" svg:width="6.906cm" svg:height="21.22cm" svg:x="75.794cm" svg:y="8cm">
          <draw:image xlink:href="Pictures/10000000000001050000032236745478.png" xlink:type="simple" xlink:show="embed" xlink:actuate="onLoad">
            <text:p/>
          </draw:image>
        </draw:frame>
        <draw:connector draw:style-name="gr5" draw:text-style-name="P1" draw:layer="layout" svg:x1="42.2cm" svg:y1="39.601cm" svg:x2="40.5cm" svg:y2="39.601cm" draw:start-shape="id14" draw:end-shape="id33" draw:end-glue-point="1" svg:d="m42200 39601h-1700">
          <text:p/>
        </draw:connector>
        <draw:connector draw:style-name="gr5" draw:text-style-name="P1" draw:layer="layout" draw:line-skew="-0.1cm" svg:x1="39cm" svg:y1="38.601cm" svg:x2="43.7cm" svg:y2="38.601cm" draw:start-shape="id33" draw:end-shape="id14" draw:end-glue-point="0" svg:d="m39000 38601v-601h4700v601">
          <text:p/>
        </draw:connector>
        <draw:custom-shape draw:style-name="gr15" draw:text-style-name="P1" draw:layer="layout" svg:width="9cm" svg:height="1cm" svg:x="28.5cm" svg:y="39.1cm">
          <text:p/>
          <draw:enhanced-geometry svg:viewBox="0 0 21600 21600" draw:text-areas="?f5 ?f1 ?f6 ?f3" draw:type="left-right-arrow" draw:modifiers="3251.87830309956 6214.585414585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3" draw:id="id34" draw:layer="layout" svg:width="3cm" svg:height="2cm" svg:x="37.5cm" svg:y="42.502cm">
          <text:p text:style-name="P1"><text:span text:style-name="T2">ФБ-37</text:span></text:p>
          <text:p text:style-name="P1"><text:span text:style-name="T2">eventeditingpanel</text:span></text:p>
          <text:p text:style-name="P1"><text:span text:style-name="T2">controller</text:span></text:p>
        </draw:rect>
        <draw:custom-shape draw:style-name="gr15" draw:text-style-name="P1" draw:layer="layout" svg:width="9cm" svg:height="1cm" svg:x="28.5cm" svg:y="54.3cm">
          <text:p/>
          <draw:enhanced-geometry svg:viewBox="0 0 21600 21600" draw:text-areas="?f5 ?f1 ?f6 ?f3" draw:type="left-right-arrow" draw:modifiers="3251.87830309956 6214.585414585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7" draw:text-style-name="P1" draw:layer="layout" svg:width="9cm" svg:height="3.9cm" svg:x="37cm" svg:y="41.5cm">
          <text:p/>
        </draw:rect>
        <draw:connector draw:style-name="gr5" draw:text-style-name="P1" draw:layer="layout" svg:x1="42.3cm" svg:y1="43.502cm" svg:x2="40.5cm" svg:y2="43.502cm" draw:start-shape="id15" draw:end-shape="id34" svg:d="m42300 43502h-1800">
          <text:p/>
        </draw:connector>
        <draw:connector draw:style-name="gr5" draw:text-style-name="P1" draw:layer="layout" svg:x1="39cm" svg:y1="42.502cm" svg:x2="43.8cm" svg:y2="42.502cm" draw:start-shape="id34" draw:end-shape="id15" draw:end-glue-point="0" svg:d="m39000 42502v-501h4800v501">
          <text:p/>
        </draw:connector>
        <draw:custom-shape draw:style-name="gr15" draw:text-style-name="P1" draw:layer="layout" svg:width="9cm" svg:height="1cm" svg:x="28.5cm" svg:y="43.1cm">
          <text:p/>
          <draw:enhanced-geometry svg:viewBox="0 0 21600 21600" draw:text-areas="?f5 ?f1 ?f6 ?f3" draw:type="left-right-arrow" draw:modifiers="3251.87830309956 6214.585414585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7" draw:text-style-name="P1" draw:layer="layout" svg:width="15cm" svg:height="3cm" svg:x="31cm" svg:y="48.5cm">
          <text:p/>
        </draw:rect>
        <draw:rect draw:style-name="gr2" draw:text-style-name="P3" draw:layer="layout" svg:width="3cm" svg:height="2cm" svg:x="38.5cm" svg:y="20cm">
          <text:p text:style-name="P1"><text:span text:style-name="T2">ФБ-39</text:span></text:p>
          <text:p text:style-name="P1"><text:span text:style-name="T2">projectnetworkgraphcreator</text:span></text:p>
        </draw:rect>
        <draw:rect draw:style-name="gr2" draw:text-style-name="P3" draw:layer="layout" svg:width="3cm" svg:height="2cm" svg:x="57.2cm" svg:y="48.7cm">
          <text:p text:style-name="P1"><text:span text:style-name="T2">ФБ-14</text:span></text:p>
          <text:p text:style-name="P1"><text:span text:style-name="T2">processpanel</text:span></text:p>
        </draw:rect>
        <draw:rect draw:style-name="gr2" draw:text-style-name="P3" draw:layer="layout" svg:width="3cm" svg:height="2cm" svg:x="33.5cm" svg:y="20cm">
          <text:p text:style-name="P1"><text:span text:style-name="T2">ФБ-40</text:span></text:p>
          <text:p text:style-name="P1"><text:span text:style-name="T2">projectnetworkgraphpanel</text:span></text:p>
          <text:p text:style-name="P1"><text:span text:style-name="T2">controller</text:span></text:p>
        </draw:rect>
        <draw:rect draw:style-name="gr17" draw:text-style-name="P1" draw:layer="layout" svg:width="13cm" svg:height="6cm" svg:x="33cm" svg:y="19.5cm">
          <text:p/>
        </draw:rect>
        <draw:rect draw:style-name="gr2" draw:text-style-name="P3" draw:id="id35" draw:layer="layout" svg:width="3cm" svg:height="2cm" svg:x="37.5cm" svg:y="46.202cm">
          <text:p text:style-name="P1"><text:span text:style-name="T2">ФБ-42</text:span></text:p>
          <text:p text:style-name="P1"><text:span text:style-name="T2">taskeditingpanel</text:span></text:p>
          <text:p text:style-name="P1"><text:span text:style-name="T2">controller</text:span></text:p>
        </draw:rect>
        <draw:rect draw:style-name="gr17" draw:text-style-name="P1" draw:layer="layout" svg:width="9cm" svg:height="2.9cm" svg:x="37cm" svg:y="45.5cm">
          <text:p/>
        </draw:rect>
        <draw:custom-shape draw:style-name="gr15" draw:text-style-name="P1" draw:layer="layout" svg:width="9cm" svg:height="1cm" svg:x="28.5cm" svg:y="46.8cm">
          <text:p/>
          <draw:enhanced-geometry svg:viewBox="0 0 21600 21600" draw:text-areas="?f5 ?f1 ?f6 ?f3" draw:type="left-right-arrow" draw:modifiers="3251.87830309956 6214.5854145854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" draw:text-style-name="P1" draw:layer="layout" draw:type="line" svg:x1="42.4cm" svg:y1="47.202cm" svg:x2="40.5cm" svg:y2="47.202cm" draw:start-shape="id16" draw:end-shape="id35" svg:d="m42400 47202h-1900">
          <text:p/>
        </draw:connector>
        <draw:connector draw:style-name="gr5" draw:text-style-name="P1" draw:layer="layout" draw:line-skew="-0.001cm" svg:x1="39cm" svg:y1="46.202cm" svg:x2="43.9cm" svg:y2="46.202cm" draw:start-shape="id35" draw:end-shape="id16" draw:end-glue-point="0" svg:d="m39000 46202v-502h4900v502">
          <text:p/>
        </draw:connector>
        <draw:rect draw:style-name="gr9" draw:text-style-name="P6" draw:layer="layout" svg:width="12cm" svg:height="5.5cm" svg:x="69.5cm" svg:y="52.5cm">
          <text:p text:style-name="P1"><text:span text:style-name="T5">Технологические ФБ</text:span></text:p>
        </draw:rect>
        <draw:rect draw:style-name="gr2" draw:text-style-name="P3" draw:layer="layout" svg:width="3cm" svg:height="2cm" svg:x="70cm" svg:y="53.6cm">
          <text:p text:style-name="P1"><text:span text:style-name="T2">ФБ-43</text:span></text:p>
          <text:p text:style-name="P1"><text:span text:style-name="T2">testtablecreator</text:span></text:p>
        </draw:rect>
        <draw:rect draw:style-name="gr2" draw:text-style-name="P3" draw:layer="layout" svg:width="3cm" svg:height="2cm" svg:x="70cm" svg:y="49.5cm">
          <text:p text:style-name="P1"><text:span text:style-name="T2">ФБ-44</text:span></text:p>
          <text:p text:style-name="P1"><text:span text:style-name="T2">validation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18.87</meta:creation-date>
    <meta:editing-duration>PT02H20M55S</meta:editing-duration>
    <meta:editing-cycles>106</meta:editing-cycles>
    <meta:generator>OpenOffice.org/3.2$Win32 OpenOffice.org_project/320m18$Build-9502</meta:generator>
    <dc:date>2011-04-17T14:23:40.59</dc:date>
    <meta:document-statistic meta:object-count="116"/>
  </office:meta>
</office:document-meta>
</file>